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</office:automatic-styles>
  <office:body>
    <office:drawing>
      <draw:page draw:name="page1" draw:style-name="dp1" draw:master-page-name="Default">
        <draw:frame draw:style-name="gr1" draw:layer="layout" svg:width="28.485cm" svg:height="22.293cm" svg:x="13.735cm" svg:y="6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1.61cm" svg:height="13.589cm" svg:x="-0.027cm" svg:y="13.5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1.176cm" svg:height="13.57cm" svg:x="14.97cm" svg:y="0.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1.518cm" svg:height="13.643cm" svg:x="27.709cm" svg:y="-0.0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1.257cm" svg:height="13.716cm" svg:x="0.03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11:52:14</meta:creation-date>
    <dc:date>2014-10-28T14:12:06.383581828</dc:date>
    <meta:editing-duration>PT2H41M55S</meta:editing-duration>
    <meta:editing-cycles>18</meta:editing-cycles>
    <meta:generator>LibreOffice/4.2.6.3$Linux_x86 LibreOffice_project/420m0$Build-3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imbus Roman No9 L'" style:font-style-name="Bold" style:font-family-generic="roman"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Nimbus Roman No9 L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Nimbus Roman No9 L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.11" chart:maximum="0.19" chart:reverse-direction="false" text:line-break="false" chart:link-data-style-to-source="false" chart:axis-position="0"/>
      <style:graphic-properties svg:stroke-color="#b3b3b3"/>
      <style:text-properties fo:font-family="'Nimbus Roman No9 L'" style:font-style-name="Regular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Nimbus Roman No9 L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vertical-bar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258cm" svg:height="13.717cm" xlink:href="." xlink:type="simple" chart:class="chart:line" chart:style-name="ch1">
        <chart:title svg:x="4.871cm" svg:y="1.111cm" chart:style-name="ch2">
          <text:p>Arabic</text:p>
        </chart:title>
        <chart:plot-area chart:style-name="ch3" chart:data-source-has-labels="both" svg:x="1.459cm" svg:y="2.117cm" svg:width="9.349cm" svg:height="10.122cm">
          <chartooo:coordinate-region svg:x="2.345cm" svg:y="2.344cm" svg:width="8.236cm" svg:height="9.195cm"/>
          <chart:axis chart:dimension="x" chart:name="primary-x" chart:style-name="ch4" chartooo:axis-type="auto">
            <chartooo:date-scale/>
            <chart:title svg:x="4.43cm" svg:y="12.514cm" chart:style-name="ch5">
              <text:p>Clustering threshod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895cm" chart:style-name="ch7">
              <text:p>ROUGE-2 (Recall)</text:p>
            </chart:title>
            <chart:grid chart:style-name="ch8" chart:class="major"/>
          </chart:axis>
          <chart:series chart:style-name="ch9" chart:values-cell-range-address="local-table.$E$2:.$E$6" chart:label-cell-address="local-table.$E$1" chart:class="chart:line">
            <chart:data-point chart:repeated="5"/>
          </chart:series>
          <chart:series chart:style-name="ch10" chart:values-cell-range-address="local-table.$F$2:.$F$6" chart:label-cell-address="local-table.$F$1" chart:class="chart:line">
            <chart:data-point chart:repeated="5"/>
          </chart:series>
          <chart:series chart:style-name="ch11" chart:values-cell-range-address="local-table.$G$2:.$G$6" chart:label-cell-address="local-table.$G$1" chart:class="chart:line">
            <chart:data-point chart:repeated="5"/>
          </chart:series>
          <chart:series chart:style-name="ch12" chart:values-cell-range-address="local-table.$H$2:.$H$6" chart:label-cell-address="local-table.$H$1" chart:class="chart:line">
            <chart:data-point chart:repeated="5"/>
          </chart:series>
          <chart:series chart:style-name="ch13" chart:values-cell-range-address="local-table.$L$2:.$L$6" chart:label-cell-address="local-table.$L$1" chart:class="chart:line">
            <chart:data-point chart:repeated="5"/>
          </chart:series>
          <chart:series chart:style-name="ch14" chart:values-cell-range-address="local-table.$P$2:.$P$6" chart:label-cell-address="local-table.$P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number-columns-repeated="4"/>
            <table:table-column table:visibility="collapse"/>
            <table:table-column table:visibility="collapse"/>
            <table:table-column table:visibility="collapse"/>
            <table:table-column/>
            <table:table-column table:visibility="collapse"/>
            <table:table-column table:visibility="collapse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FB</text:p>
              </table:table-cell>
              <table:table-cell office:value-type="string">
                <text:p>TFB-LENG</text:p>
              </table:table-cell>
              <table:table-cell office:value-type="string">
                <text:p>TFB-POS</text:p>
              </table:table-cell>
              <table:table-cell office:value-type="string">
                <text:p>TFB-POS-LEN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FU-POS-LEN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FU-TFB-POS-LENG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09">
                <text:p>0.14409</text:p>
              </table:table-cell>
              <table:table-cell office:value-type="float" office:value="0.14977">
                <text:p>0.14977</text:p>
              </table:table-cell>
              <table:table-cell office:value-type="float" office:value="0.16463">
                <text:p>0.16463</text:p>
              </table:table-cell>
              <table:table-cell office:value-type="float" office:value="0.15434">
                <text:p>0.15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13">
                <text:p>0.1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95">
                <text:p>0.1439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89">
                <text:p>0.15689</text:p>
              </table:table-cell>
              <table:table-cell office:value-type="float" office:value="0.14849">
                <text:p>0.14849</text:p>
              </table:table-cell>
              <table:table-cell office:value-type="float" office:value="0.18688">
                <text:p>0.18688</text:p>
              </table:table-cell>
              <table:table-cell office:value-type="float" office:value="0.17961">
                <text:p>0.1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95">
                <text:p>0.15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88">
                <text:p>0.1618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56">
                <text:p>0.15456</text:p>
              </table:table-cell>
              <table:table-cell office:value-type="float" office:value="0.13804">
                <text:p>0.13804</text:p>
              </table:table-cell>
              <table:table-cell office:value-type="float" office:value="0.1745">
                <text:p>0.1745</text:p>
              </table:table-cell>
              <table:table-cell office:value-type="float" office:value="0.17716">
                <text:p>0.1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04">
                <text:p>0.1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34">
                <text:p>0.1493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57">
                <text:p>0.14857</text:p>
              </table:table-cell>
              <table:table-cell office:value-type="float" office:value="0.13956">
                <text:p>0.13956</text:p>
              </table:table-cell>
              <table:table-cell office:value-type="float" office:value="0.16649">
                <text:p>0.16649</text:p>
              </table:table-cell>
              <table:table-cell office:value-type="float" office:value="0.14686">
                <text:p>0.1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96">
                <text:p>0.1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99">
                <text:p>0.1259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18">
                <text:p>0.15518</text:p>
              </table:table-cell>
              <table:table-cell office:value-type="float" office:value="0.14122">
                <text:p>0.14122</text:p>
              </table:table-cell>
              <table:table-cell office:value-type="float" office:value="0.15978">
                <text:p>0.15978</text:p>
              </table:table-cell>
              <table:table-cell office:value-type="float" office:value="0.15339">
                <text:p>0.1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109">
                <text:p>0.12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58">
                <text:p>0.12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imbus Roman No9 L'" style:font-style-name="Bold" style:font-family-generic="roman"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Nimbus Roman No9 L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Nimbus Roman No9 L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.1" chart:maximum="0.16" chart:reverse-direction="false" text:line-break="false" chart:link-data-style-to-source="false" chart:axis-position="0"/>
      <style:graphic-properties svg:stroke-color="#b3b3b3"/>
      <style:text-properties fo:font-family="'Nimbus Roman No9 L'" style:font-style-name="Regular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Nimbus Roman No9 L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dash" draw:stroke-dash="Ultrafine_20_Dashed"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dash" draw:stroke-dash="Ultrafine_20_Dashed" svg:stroke-width="0.025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519cm" svg:height="13.644cm" xlink:href="." xlink:type="simple" chart:class="chart:line" chart:style-name="ch1">
        <chart:title svg:x="5.08cm" svg:y="1.21cm" chart:style-name="ch2">
          <text:p>Czech</text:p>
        </chart:title>
        <chart:plot-area chart:style-name="ch3" chart:data-source-has-labels="both" svg:x="1.464cm" svg:y="2.109cm" svg:width="9.595cm" svg:height="10.059cm">
          <chartooo:coordinate-region svg:x="2.35cm" svg:y="2.336cm" svg:width="8.482cm" svg:height="9.132cm"/>
          <chart:axis chart:dimension="x" chart:name="primary-x" chart:style-name="ch4" chartooo:axis-type="auto">
            <chartooo:date-scale/>
            <chart:title svg:x="4.505cm" svg:y="12.441cm" chart:style-name="ch5">
              <text:p>Clustering threshold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855cm" chart:style-name="ch7">
              <text:p>ROUGE-2 (Recall)</text:p>
            </chart:title>
            <chart:grid chart:style-name="ch8" chart:class="major"/>
          </chart:axi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series chart:style-name="ch11" chart:values-cell-range-address="local-table.$E$2:.$E$6" chart:label-cell-address="local-table.$E$1" chart:class="chart:line">
            <chart:data-point chart:repeated="5"/>
          </chart:series>
          <chart:series chart:style-name="ch12" chart:values-cell-range-address="local-table.$F$2:.$F$6" chart:label-cell-address="local-table.$F$1" chart:class="chart:line">
            <chart:data-point chart:repeated="5"/>
          </chart:series>
          <chart:series chart:style-name="ch13" chart:values-cell-range-address="local-table.$G$2:.$G$6" chart:label-cell-address="local-table.$G$1" chart:class="chart:line">
            <chart:data-point chart:repeated="5"/>
          </chart:series>
          <chart:series chart:style-name="ch14" chart:values-cell-range-address="local-table.$H$2:.$H$6" chart:label-cell-address="local-table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S</text:p>
              </table:table-cell>
              <table:table-cell office:value-type="string">
                <text:p>POS-LENG</text:p>
              </table:table-cell>
              <table:table-cell office:value-type="string">
                <text:p>TFB</text:p>
              </table:table-cell>
              <table:table-cell office:value-type="string">
                <text:p>TFB-LENG</text:p>
              </table:table-cell>
              <table:table-cell office:value-type="string">
                <text:p>TFB-POS</text:p>
              </table:table-cell>
              <table:table-cell office:value-type="string">
                <text:p>TFB-POS-LENG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558">
                <text:p>0.12558</text:p>
              </table:table-cell>
              <table:table-cell office:value-type="float" office:value="0.12614">
                <text:p>0.12614</text:p>
              </table:table-cell>
              <table:table-cell office:value-type="float" office:value="0.10237">
                <text:p>0.10237</text:p>
              </table:table-cell>
              <table:table-cell office:value-type="float" office:value="0.13903">
                <text:p>0.13903</text:p>
              </table:table-cell>
              <table:table-cell office:value-type="float" office:value="0.12459">
                <text:p>0.12459</text:p>
              </table:table-cell>
              <table:table-cell office:value-type="float" office:value="0.15793">
                <text:p>0.1579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5788">
                <text:p>0.15788</text:p>
              </table:table-cell>
              <table:table-cell office:value-type="float" office:value="0.13099">
                <text:p>0.13099</text:p>
              </table:table-cell>
              <table:table-cell office:value-type="float" office:value="0.12281">
                <text:p>0.12281</text:p>
              </table:table-cell>
              <table:table-cell office:value-type="float" office:value="0.12833">
                <text:p>0.12833</text:p>
              </table:table-cell>
              <table:table-cell office:value-type="float" office:value="0.14384">
                <text:p>0.14384</text:p>
              </table:table-cell>
              <table:table-cell office:value-type="float" office:value="0.14804">
                <text:p>0.1480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878">
                <text:p>0.12878</text:p>
              </table:table-cell>
              <table:table-cell office:value-type="float" office:value="0.13698">
                <text:p>0.13698</text:p>
              </table:table-cell>
              <table:table-cell office:value-type="float" office:value="0.13401">
                <text:p>0.13401</text:p>
              </table:table-cell>
              <table:table-cell office:value-type="float" office:value="0.13177">
                <text:p>0.13177</text:p>
              </table:table-cell>
              <table:table-cell office:value-type="float" office:value="0.13854">
                <text:p>0.13854</text:p>
              </table:table-cell>
              <table:table-cell office:value-type="float" office:value="0.14374">
                <text:p>0.143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2808">
                <text:p>0.12808</text:p>
              </table:table-cell>
              <table:table-cell office:value-type="float" office:value="0.11041">
                <text:p>0.11041</text:p>
              </table:table-cell>
              <table:table-cell office:value-type="float" office:value="0.1382">
                <text:p>0.1382</text:p>
              </table:table-cell>
              <table:table-cell office:value-type="float" office:value="0.13892">
                <text:p>0.13892</text:p>
              </table:table-cell>
              <table:table-cell office:value-type="float" office:value="0.13">
                <text:p>0.13</text:p>
              </table:table-cell>
              <table:table-cell office:value-type="float" office:value="0.14112">
                <text:p>0.1411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11904">
                <text:p>0.11904</text:p>
              </table:table-cell>
              <table:table-cell office:value-type="float" office:value="0.11833">
                <text:p>0.11833</text:p>
              </table:table-cell>
              <table:table-cell office:value-type="float" office:value="0.13635">
                <text:p>0.13635</text:p>
              </table:table-cell>
              <table:table-cell office:value-type="float" office:value="0.13929">
                <text:p>0.13929</text:p>
              </table:table-cell>
              <table:table-cell office:value-type="float" office:value="0.12457">
                <text:p>0.12457</text:p>
              </table:table-cell>
              <table:table-cell office:value-type="float" office:value="0.14837">
                <text:p>0.148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imbus Roman No9 L'" style:font-style-name="Bold" style:font-family-generic="roman"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Nimbus Roman No9 L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.14" chart:maximum="0.19" chart:reverse-direction="false" text:line-break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Nimbus Roman No9 L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vertical-bar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177cm" svg:height="13.571cm" xlink:href="." xlink:type="simple" chart:class="chart:line" chart:style-name="ch1">
        <chart:title svg:x="4.777cm" svg:y="1.208cm" chart:style-name="ch2">
          <text:p>English</text:p>
        </chart:title>
        <chart:plot-area chart:style-name="ch3" chart:data-source-has-labels="both" svg:x="1.457cm" svg:y="2.105cm" svg:width="9.274cm" svg:height="9.991cm">
          <chartooo:coordinate-region svg:x="2.343cm" svg:y="2.331cm" svg:width="8.161cm" svg:height="9.065cm"/>
          <chart:axis chart:dimension="x" chart:name="primary-x" chart:style-name="ch4" chartooo:axis-type="auto">
            <chartooo:date-scale/>
            <chart:title svg:x="4.338cm" svg:y="12.368cm" chart:style-name="ch5">
              <text:p>Clustering threshold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817cm" chart:style-name="ch7">
              <text:p>ROUGE-2 (Recall)</text:p>
            </chart:title>
            <chart:grid chart:style-name="ch8" chart:class="major"/>
          </chart:axis>
          <chart:series chart:style-name="ch9" chart:values-cell-range-address="local-table.$G$2:.$G$6" chart:label-cell-address="local-table.$G$1" chart:class="chart:line">
            <chart:data-point chart:repeated="5"/>
          </chart:series>
          <chart:series chart:style-name="ch10" chart:values-cell-range-address="local-table.$H$2:.$H$6" chart:label-cell-address="local-table.$H$1" chart:class="chart:line">
            <chart:data-point chart:repeated="5"/>
          </chart:series>
          <chart:series chart:style-name="ch11" chart:values-cell-range-address="local-table.$J$2:.$J$6" chart:label-cell-address="local-table.$J$1" chart:class="chart:line">
            <chart:data-point chart:repeated="5"/>
          </chart:series>
          <chart:series chart:style-name="ch12" chart:values-cell-range-address="local-table.$L$2:.$L$6" chart:label-cell-address="local-table.$L$1" chart:class="chart:line">
            <chart:data-point chart:repeated="5"/>
          </chart:series>
          <chart:series chart:style-name="ch13" chart:values-cell-range-address="local-table.$N$2:.$N$6" chart:label-cell-address="local-table.$N$1" chart:class="chart:line">
            <chart:data-point chart:repeated="5"/>
          </chart:series>
          <chart:series chart:style-name="ch14" chart:values-cell-range-address="local-table.$P$2:.$P$6" chart:label-cell-address="local-table.$P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number-columns-repeated="2"/>
            <table:table-column table:visibility="collapse"/>
            <table:table-column/>
            <table:table-column table:visibility="collapse"/>
            <table:table-column/>
            <table:table-column table:visibility="collapse"/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FB-POS</text:p>
              </table:table-cell>
              <table:table-cell office:value-type="string">
                <text:p>TFB-POS-LENG</text:p>
              </table:table-cell>
              <table:table-cell office:value-type="string">
                <text:p/>
              </table:table-cell>
              <table:table-cell office:value-type="string">
                <text:p>TFU-LENG</text:p>
              </table:table-cell>
              <table:table-cell office:value-type="string">
                <text:p/>
              </table:table-cell>
              <table:table-cell office:value-type="string">
                <text:p>TFU-POS-LENG</text:p>
              </table:table-cell>
              <table:table-cell office:value-type="string">
                <text:p/>
              </table:table-cell>
              <table:table-cell office:value-type="string">
                <text:p>TFU-TFB-LENG</text:p>
              </table:table-cell>
              <table:table-cell office:value-type="string">
                <text:p/>
              </table:table-cell>
              <table:table-cell office:value-type="string">
                <text:p>TFU-TFB-POS-LENG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77">
                <text:p>0.16177</text:p>
              </table:table-cell>
              <table:table-cell office:value-type="float" office:value="0.18088">
                <text:p>0.18088</text:p>
              </table:table-cell>
              <table:table-cell office:value-type="float" office:value="NaN">
                <text:p>NaN</text:p>
              </table:table-cell>
              <table:table-cell office:value-type="float" office:value="0.1602">
                <text:p>0.1602</text:p>
              </table:table-cell>
              <table:table-cell office:value-type="float" office:value="NaN">
                <text:p>NaN</text:p>
              </table:table-cell>
              <table:table-cell office:value-type="float" office:value="0.18416">
                <text:p>0.18416</text:p>
              </table:table-cell>
              <table:table-cell office:value-type="float" office:value="NaN">
                <text:p>NaN</text:p>
              </table:table-cell>
              <table:table-cell office:value-type="float" office:value="0.16772">
                <text:p>0.16772</text:p>
              </table:table-cell>
              <table:table-cell office:value-type="float" office:value="NaN">
                <text:p>NaN</text:p>
              </table:table-cell>
              <table:table-cell office:value-type="float" office:value="0.17347">
                <text:p>0.1734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84">
                <text:p>0.16484</text:p>
              </table:table-cell>
              <table:table-cell office:value-type="float" office:value="0.16922">
                <text:p>0.16922</text:p>
              </table:table-cell>
              <table:table-cell office:value-type="float" office:value="NaN">
                <text:p>NaN</text:p>
              </table:table-cell>
              <table:table-cell office:value-type="float" office:value="0.16941">
                <text:p>0.16941</text:p>
              </table:table-cell>
              <table:table-cell office:value-type="float" office:value="NaN">
                <text:p>NaN</text:p>
              </table:table-cell>
              <table:table-cell office:value-type="float" office:value="0.17735">
                <text:p>0.17735</text:p>
              </table:table-cell>
              <table:table-cell office:value-type="float" office:value="NaN">
                <text:p>NaN</text:p>
              </table:table-cell>
              <table:table-cell office:value-type="float" office:value="0.16702">
                <text:p>0.16702</text:p>
              </table:table-cell>
              <table:table-cell office:value-type="float" office:value="NaN">
                <text:p>NaN</text:p>
              </table:table-cell>
              <table:table-cell office:value-type="float" office:value="0.17197">
                <text:p>0.1719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69">
                <text:p>0.15769</text:p>
              </table:table-cell>
              <table:table-cell office:value-type="float" office:value="0.16859">
                <text:p>0.16859</text:p>
              </table:table-cell>
              <table:table-cell office:value-type="float" office:value="NaN">
                <text:p>NaN</text:p>
              </table:table-cell>
              <table:table-cell office:value-type="float" office:value="0.15971">
                <text:p>0.15971</text:p>
              </table:table-cell>
              <table:table-cell office:value-type="float" office:value="NaN">
                <text:p>NaN</text:p>
              </table:table-cell>
              <table:table-cell office:value-type="float" office:value="0.18036">
                <text:p>0.18036</text:p>
              </table:table-cell>
              <table:table-cell office:value-type="float" office:value="NaN">
                <text:p>NaN</text:p>
              </table:table-cell>
              <table:table-cell office:value-type="float" office:value="0.15866">
                <text:p>0.15866</text:p>
              </table:table-cell>
              <table:table-cell office:value-type="float" office:value="NaN">
                <text:p>NaN</text:p>
              </table:table-cell>
              <table:table-cell office:value-type="float" office:value="0.17364">
                <text:p>0.1736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48">
                <text:p>0.15248</text:p>
              </table:table-cell>
              <table:table-cell office:value-type="float" office:value="0.14398">
                <text:p>0.14398</text:p>
              </table:table-cell>
              <table:table-cell office:value-type="float" office:value="NaN">
                <text:p>NaN</text:p>
              </table:table-cell>
              <table:table-cell office:value-type="float" office:value="0.15605">
                <text:p>0.15605</text:p>
              </table:table-cell>
              <table:table-cell office:value-type="float" office:value="NaN">
                <text:p>NaN</text:p>
              </table:table-cell>
              <table:table-cell office:value-type="float" office:value="0.17403">
                <text:p>0.17403</text:p>
              </table:table-cell>
              <table:table-cell office:value-type="float" office:value="NaN">
                <text:p>NaN</text:p>
              </table:table-cell>
              <table:table-cell office:value-type="float" office:value="0.16502">
                <text:p>0.16502</text:p>
              </table:table-cell>
              <table:table-cell office:value-type="float" office:value="NaN">
                <text:p>NaN</text:p>
              </table:table-cell>
              <table:table-cell office:value-type="float" office:value="0.15609">
                <text:p>0.1560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71">
                <text:p>0.14071</text:p>
              </table:table-cell>
              <table:table-cell office:value-type="float" office:value="0.14062">
                <text:p>0.14062</text:p>
              </table:table-cell>
              <table:table-cell office:value-type="float" office:value="NaN">
                <text:p>NaN</text:p>
              </table:table-cell>
              <table:table-cell office:value-type="float" office:value="0.15776">
                <text:p>0.15776</text:p>
              </table:table-cell>
              <table:table-cell office:value-type="float" office:value="NaN">
                <text:p>NaN</text:p>
              </table:table-cell>
              <table:table-cell office:value-type="float" office:value="0.16134">
                <text:p>0.16134</text:p>
              </table:table-cell>
              <table:table-cell office:value-type="float" office:value="NaN">
                <text:p>NaN</text:p>
              </table:table-cell>
              <table:table-cell office:value-type="float" office:value="0.16345">
                <text:p>0.16345</text:p>
              </table:table-cell>
              <table:table-cell office:value-type="float" office:value="NaN">
                <text:p>NaN</text:p>
              </table:table-cell>
              <table:table-cell office:value-type="float" office:value="0.15797">
                <text:p>0.15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Nimbus Roman No9 L'" style:font-style-name="Bold" style:font-family-generic="roman"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Nimbus Roman No9 L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Nimbus Roman No9 L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.13" chart:maximum="0.18" chart:reverse-direction="false" text:line-break="false" chart:link-data-style-to-source="false" chart:axis-position="0"/>
      <style:graphic-properties svg:stroke-color="#b3b3b3"/>
      <style:text-properties fo:font-family="'Nimbus Roman No9 L'" style:font-style-name="Regular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Nimbus Roman No9 L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rizontal-bar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vertical-bar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11cm" svg:height="13.59cm" xlink:href="." xlink:type="simple" chart:class="chart:line" chart:style-name="ch1">
        <chart:title svg:x="5.037cm" svg:y="1.11cm" chart:style-name="ch2">
          <text:p>French</text:p>
        </chart:title>
        <chart:plot-area chart:style-name="ch3" chart:data-source-has-labels="both" svg:x="1.466cm" svg:y="2.105cm" svg:width="9.681cm" svg:height="10.01cm">
          <chartooo:coordinate-region svg:x="2.352cm" svg:y="2.332cm" svg:width="8.568cm" svg:height="9.084cm"/>
          <chart:axis chart:dimension="x" chart:name="primary-x" chart:style-name="ch4" chartooo:axis-type="auto">
            <chartooo:date-scale/>
            <chart:title svg:x="4.616cm" svg:y="12.387cm" chart:style-name="ch5">
              <text:p>Clusteing threshold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8.827cm" chart:style-name="ch7">
              <text:p>ROUGE-2 (Recall)</text:p>
            </chart:title>
            <chart:grid chart:style-name="ch8" chart:class="major"/>
          </chart:axis>
          <chart:series chart:style-name="ch9" chart:values-cell-range-address="local-table.$E$2:.$E$6" chart:label-cell-address="local-table.$E$1" chart:class="chart:line">
            <chart:data-point chart:repeated="5"/>
          </chart:series>
          <chart:series chart:style-name="ch10" chart:values-cell-range-address="local-table.$F$2:.$F$6" chart:label-cell-address="local-table.$F$1" chart:class="chart:line">
            <chart:data-point chart:repeated="5"/>
          </chart:series>
          <chart:series chart:style-name="ch11" chart:values-cell-range-address="local-table.$G$2:.$G$6" chart:label-cell-address="local-table.$G$1" chart:class="chart:line">
            <chart:data-point chart:repeated="5"/>
          </chart:series>
          <chart:series chart:style-name="ch12" chart:values-cell-range-address="local-table.$H$2:.$H$6" chart:label-cell-address="local-table.$H$1" chart:class="chart:line">
            <chart:data-point chart:repeated="5"/>
          </chart:series>
          <chart:series chart:style-name="ch13" chart:values-cell-range-address="local-table.$O$2:.$O$6" chart:label-cell-address="local-table.$O$1" chart:class="chart:line">
            <chart:data-point chart:repeated="5"/>
          </chart:series>
          <chart:series chart:style-name="ch14" chart:values-cell-range-address="local-table.$P$2:.$P$6" chart:label-cell-address="local-table.$P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number-columns-repeated="4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FB</text:p>
              </table:table-cell>
              <table:table-cell office:value-type="string">
                <text:p>TFB-LENG</text:p>
              </table:table-cell>
              <table:table-cell office:value-type="string">
                <text:p>TFB-POS</text:p>
              </table:table-cell>
              <table:table-cell office:value-type="string">
                <text:p>TFB-POS-LENG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FU-TFB-POS</text:p>
              </table:table-cell>
              <table:table-cell office:value-type="string">
                <text:p>TFU-TFB-POS-LENG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96">
                <text:p>0.15096</text:p>
              </table:table-cell>
              <table:table-cell office:value-type="float" office:value="0.16187">
                <text:p>0.16187</text:p>
              </table:table-cell>
              <table:table-cell office:value-type="float" office:value="0.17497">
                <text:p>0.17497</text:p>
              </table:table-cell>
              <table:table-cell office:value-type="float" office:value="0.17771">
                <text:p>0.1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54">
                <text:p>0.15754</text:p>
              </table:table-cell>
              <table:table-cell office:value-type="float" office:value="0.15806">
                <text:p>0.15806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57">
                <text:p>0.15357</text:p>
              </table:table-cell>
              <table:table-cell office:value-type="float" office:value="0.15539">
                <text:p>0.15539</text:p>
              </table:table-cell>
              <table:table-cell office:value-type="float" office:value="0.16988">
                <text:p>0.16988</text:p>
              </table:table-cell>
              <table:table-cell office:value-type="float" office:value="0.1683">
                <text:p>0.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96">
                <text:p>0.15896</text:p>
              </table:table-cell>
              <table:table-cell office:value-type="float" office:value="0.16425">
                <text:p>0.1642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48">
                <text:p>0.15048</text:p>
              </table:table-cell>
              <table:table-cell office:value-type="float" office:value="0.15071">
                <text:p>0.15071</text:p>
              </table:table-cell>
              <table:table-cell office:value-type="float" office:value="0.16959">
                <text:p>0.16959</text:p>
              </table:table-cell>
              <table:table-cell office:value-type="float" office:value="0.16094">
                <text:p>0.1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8">
                <text:p>0.148</text:p>
              </table:table-cell>
              <table:table-cell office:value-type="float" office:value="0.1699">
                <text:p>0.169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08">
                <text:p>0.1508</text:p>
              </table:table-cell>
              <table:table-cell office:value-type="float" office:value="0.14992">
                <text:p>0.14992</text:p>
              </table:table-cell>
              <table:table-cell office:value-type="float" office:value="0.15484">
                <text:p>0.15484</text:p>
              </table:table-cell>
              <table:table-cell office:value-type="float" office:value="0.15042">
                <text:p>0.1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72">
                <text:p>0.13372</text:p>
              </table:table-cell>
              <table:table-cell office:value-type="float" office:value="0.1639">
                <text:p>0.163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56">
                <text:p>0.15256</text:p>
              </table:table-cell>
              <table:table-cell office:value-type="float" office:value="0.1576">
                <text:p>0.1576</text:p>
              </table:table-cell>
              <table:table-cell office:value-type="float" office:value="0.15251">
                <text:p>0.15251</text:p>
              </table:table-cell>
              <table:table-cell office:value-type="float" office:value="0.16791">
                <text:p>0.1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013">
                <text:p>0.14013</text:p>
              </table:table-cell>
              <table:table-cell office:value-type="float" office:value="0.15125">
                <text:p>0.15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family="'Nimbus Roman No9 L'" style:font-style-name="Regular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Nimbus Roman No9 L'" style:font-style-name="Regular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27" chart:maximum="0.36" chart:reverse-direction="false" text:line-break="false" chart:link-data-style-to-source="false" chart:axis-position="1"/>
      <style:graphic-properties svg:stroke-color="#b3b3b3"/>
      <style:text-properties fo:font-family="'Nimbus Roman No9 L'" style:font-style-name="Regular" style:font-family-generic="roman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dash" draw:stroke-dash="Ultrafine_20_Dashed" svg:stroke-width="0.02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dash" draw:stroke-dash="Ultrafine_20_Dashed" svg:stroke-width="0.025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rizontal-bar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vertical-bar" chart:symbol-width="0.25cm" chart:symbol-height="0.25cm" chart:link-data-style-to-source="fals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486cm" svg:height="22.294cm" xlink:href="." xlink:type="simple" chart:class="chart:line" chart:style-name="ch1">
        <chart:legend svg:x="0.729cm" svg:y="9.322cm" style:legend-expansion="custom" chartooo:width="23.881cm" chartooo:height="9.49cm" style:legend-expansion-aspect-ratio="2.51643835616438" chart:style-name="ch2"/>
        <chart:plot-area chart:style-name="ch3" chart:data-source-has-labels="both" svg:x="3.779cm" svg:y="10.16cm" svg:width="16.279cm" svg:height="7.778cm">
          <chartooo:coordinate-region svg:x="4.665cm" svg:y="10.387cm" svg:width="15.166cm" svg:height="6.851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line">
            <chart:data-point chart:repeated="5"/>
          </chart:series>
          <chart:series chart:style-name="ch8" chart:values-cell-range-address="local-table.$D$2:.$D$6" chart:label-cell-address="local-table.$D$1" chart:class="chart:line">
            <chart:data-point chart:repeated="5"/>
          </chart:series>
          <chart:series chart:style-name="ch9" chart:values-cell-range-address="local-table.$H$2:.$H$6" chart:label-cell-address="local-table.$H$1" chart:class="chart:line">
            <chart:data-point chart:repeated="5"/>
          </chart:series>
          <chart:series chart:style-name="ch10" chart:values-cell-range-address="local-table.$I$2:.$I$6" chart:label-cell-address="local-table.$I$1" chart:class="chart:line">
            <chart:data-point chart:repeated="5"/>
          </chart:series>
          <chart:series chart:style-name="ch11" chart:values-cell-range-address="local-table.$J$2:.$J$6" chart:label-cell-address="local-table.$J$1" chart:class="chart:line">
            <chart:data-point chart:repeated="5"/>
          </chart:series>
          <chart:series chart:style-name="ch12" chart:values-cell-range-address="local-table.$K$2:.$K$6" chart:label-cell-address="local-table.$K$1" chart:class="chart:line">
            <chart:data-point chart:repeated="5"/>
          </chart:series>
          <chart:series chart:style-name="ch13" chart:values-cell-range-address="local-table.$L$2:.$L$6" chart:label-cell-address="local-table.$L$1" chart:class="chart:line">
            <chart:data-point chart:repeated="5"/>
          </chart:series>
          <chart:series chart:style-name="ch14" chart:values-cell-range-address="local-table.$M$2:.$M$6" chart:label-cell-address="local-table.$M$1" chart:class="chart:line">
            <chart:data-point chart:repeated="5"/>
          </chart:series>
          <chart:series chart:style-name="ch15" chart:values-cell-range-address="local-table.$N$2:.$N$6" chart:label-cell-address="local-table.$N$1" chart:class="chart:line">
            <chart:data-point chart:repeated="5"/>
          </chart:series>
          <chart:series chart:style-name="ch16" chart:values-cell-range-address="local-table.$O$2:.$O$6" chart:label-cell-address="local-table.$O$1" chart:class="chart:line">
            <chart:data-point chart:repeated="5"/>
          </chart:series>
          <chart:series chart:style-name="ch17" chart:values-cell-range-address="local-table.$P$2:.$P$6" chart:label-cell-address="local-table.$P$1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number-columns-repeated="2"/>
            <table:table-column table:visibility="collapse"/>
            <table:table-column table:visibility="collapse"/>
            <table:table-column table:visibility="collapse"/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FB</text:p>
              </table:table-cell>
              <table:table-cell office:value-type="string">
                <text:p>PO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TFU-LENG</text:p>
              </table:table-cell>
              <table:table-cell office:value-type="string">
                <text:p>TFB-POS</text:p>
              </table:table-cell>
              <table:table-cell office:value-type="string">
                <text:p>TFB-LENG</text:p>
              </table:table-cell>
              <table:table-cell office:value-type="string">
                <text:p>POS-LENG</text:p>
              </table:table-cell>
              <table:table-cell office:value-type="string">
                <text:p>TFU-TFB-POS</text:p>
              </table:table-cell>
              <table:table-cell office:value-type="string">
                <text:p>TFU-TFB-LENG</text:p>
              </table:table-cell>
              <table:table-cell office:value-type="string">
                <text:p>TFU-POS-LENG</text:p>
              </table:table-cell>
              <table:table-cell office:value-type="string">
                <text:p>TFB-POS-LENG</text:p>
              </table:table-cell>
              <table:table-cell office:value-type="string">
                <text:p>TFU-TFB-POS-LENG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1964">
                <text:p>0.31964</text:p>
              </table:table-cell>
              <table:table-cell office:value-type="float" office:value="0.31579">
                <text:p>0.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75">
                <text:p>0.31175</text:p>
              </table:table-cell>
              <table:table-cell office:value-type="float" office:value="0.33798">
                <text:p>0.33798</text:p>
              </table:table-cell>
              <table:table-cell office:value-type="float" office:value="0.33469">
                <text:p>0.33469</text:p>
              </table:table-cell>
              <table:table-cell office:value-type="float" office:value="0.31654">
                <text:p>0.31654</text:p>
              </table:table-cell>
              <table:table-cell office:value-type="float" office:value="0.3206">
                <text:p>0.3206</text:p>
              </table:table-cell>
              <table:table-cell office:value-type="float" office:value="0.32169">
                <text:p>0.32169</text:p>
              </table:table-cell>
              <table:table-cell office:value-type="float" office:value="0.34445">
                <text:p>0.34445</text:p>
              </table:table-cell>
              <table:table-cell office:value-type="float" office:value="0.33195">
                <text:p>0.33195</text:p>
              </table:table-cell>
              <table:table-cell office:value-type="float" office:value="0.3233">
                <text:p>0.323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3354">
                <text:p>0.33354</text:p>
              </table:table-cell>
              <table:table-cell office:value-type="float" office:value="0.34075">
                <text:p>0.34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939">
                <text:p>0.30939</text:p>
              </table:table-cell>
              <table:table-cell office:value-type="float" office:value="0.35737">
                <text:p>0.35737</text:p>
              </table:table-cell>
              <table:table-cell office:value-type="float" office:value="0.33309">
                <text:p>0.33309</text:p>
              </table:table-cell>
              <table:table-cell office:value-type="float" office:value="0.34824">
                <text:p>0.34824</text:p>
              </table:table-cell>
              <table:table-cell office:value-type="float" office:value="0.33172">
                <text:p>0.33172</text:p>
              </table:table-cell>
              <table:table-cell office:value-type="float" office:value="0.32868">
                <text:p>0.32868</text:p>
              </table:table-cell>
              <table:table-cell office:value-type="float" office:value="0.34351">
                <text:p>0.34351</text:p>
              </table:table-cell>
              <table:table-cell office:value-type="float" office:value="0.35294">
                <text:p>0.35294</text:p>
              </table:table-cell>
              <table:table-cell office:value-type="float" office:value="0.33832">
                <text:p>0.3383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2594">
                <text:p>0.32594</text:p>
              </table:table-cell>
              <table:table-cell office:value-type="float" office:value="0.32089">
                <text:p>0.32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25">
                <text:p>0.31725</text:p>
              </table:table-cell>
              <table:table-cell office:value-type="float" office:value="0.34648">
                <text:p>0.34648</text:p>
              </table:table-cell>
              <table:table-cell office:value-type="float" office:value="0.31928">
                <text:p>0.31928</text:p>
              </table:table-cell>
              <table:table-cell office:value-type="float" office:value="0.32338">
                <text:p>0.32338</text:p>
              </table:table-cell>
              <table:table-cell office:value-type="float" office:value="0.31876">
                <text:p>0.31876</text:p>
              </table:table-cell>
              <table:table-cell office:value-type="float" office:value="0.3177">
                <text:p>0.3177</text:p>
              </table:table-cell>
              <table:table-cell office:value-type="float" office:value="0.31525">
                <text:p>0.31525</text:p>
              </table:table-cell>
              <table:table-cell office:value-type="float" office:value="0.35367">
                <text:p>0.35367</text:p>
              </table:table-cell>
              <table:table-cell office:value-type="float" office:value="0.33454">
                <text:p>0.3345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2959">
                <text:p>0.32959</text:p>
              </table:table-cell>
              <table:table-cell office:value-type="float" office:value="0.30931">
                <text:p>0.30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75">
                <text:p>0.30275</text:p>
              </table:table-cell>
              <table:table-cell office:value-type="float" office:value="0.33561">
                <text:p>0.33561</text:p>
              </table:table-cell>
              <table:table-cell office:value-type="float" office:value="0.31916">
                <text:p>0.31916</text:p>
              </table:table-cell>
              <table:table-cell office:value-type="float" office:value="0.32087">
                <text:p>0.32087</text:p>
              </table:table-cell>
              <table:table-cell office:value-type="float" office:value="0.30606">
                <text:p>0.30606</text:p>
              </table:table-cell>
              <table:table-cell office:value-type="float" office:value="0.32113">
                <text:p>0.32113</text:p>
              </table:table-cell>
              <table:table-cell office:value-type="float" office:value="0.30007">
                <text:p>0.30007</text:p>
              </table:table-cell>
              <table:table-cell office:value-type="float" office:value="0.31978">
                <text:p>0.31978</text:p>
              </table:table-cell>
              <table:table-cell office:value-type="float" office:value="0.31192">
                <text:p>0.3119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3202">
                <text:p>0.33202</text:p>
              </table:table-cell>
              <table:table-cell office:value-type="float" office:value="0.28854">
                <text:p>0.2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42">
                <text:p>0.30542</text:p>
              </table:table-cell>
              <table:table-cell office:value-type="float" office:value="0.32995">
                <text:p>0.32995</text:p>
              </table:table-cell>
              <table:table-cell office:value-type="float" office:value="0.32355">
                <text:p>0.32355</text:p>
              </table:table-cell>
              <table:table-cell office:value-type="float" office:value="0.28998">
                <text:p>0.28998</text:p>
              </table:table-cell>
              <table:table-cell office:value-type="float" office:value="0.31091">
                <text:p>0.31091</text:p>
              </table:table-cell>
              <table:table-cell office:value-type="float" office:value="0.31759">
                <text:p>0.31759</text:p>
              </table:table-cell>
              <table:table-cell office:value-type="float" office:value="0.30858">
                <text:p>0.30858</text:p>
              </table:table-cell>
              <table:table-cell office:value-type="float" office:value="0.33848">
                <text:p>0.33848</text:p>
              </table:table-cell>
              <table:table-cell office:value-type="float" office:value="0.31474">
                <text:p>0.314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